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5mm" svg:x="164.38mm" svg:y="322.46mm">
            <loext:p draw:notify-on-update-of-ranges="Sheet1.B72:Sheet1.B72 Sheet1.B73:Sheet1.B82 Sheet1.C72:Sheet1.C72 Sheet1.C73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4mm" svg:x="161.89mm" svg:y="124.85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3383" calcext:value-type="float">
            <text:p>338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21528" calcext:value-type="float">
            <text:p>21528</text:p>
          </table:table-cell>
          <table:table-cell office:value-type="float" office:value="5382" calcext:value-type="float">
            <text:p>5382</text:p>
          </table:table-cell>
          <table:table-cell office:value-type="float" office:value="5347" calcext:value-type="float">
            <text:p>5347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28728" calcext:value-type="float">
            <text:p>28728</text:p>
          </table:table-cell>
          <table:table-cell office:value-type="float" office:value="7182" calcext:value-type="float">
            <text:p>7182</text:p>
          </table:table-cell>
          <table:table-cell office:value-type="float" office:value="7647" calcext:value-type="float">
            <text:p>7647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float" office:value="35928" calcext:value-type="float">
            <text:p>35928</text:p>
          </table:table-cell>
          <table:table-cell office:value-type="float" office:value="8982" calcext:value-type="float">
            <text:p>8982</text:p>
          </table:table-cell>
          <table:table-cell office:value-type="float" office:value="9947" calcext:value-type="float">
            <text:p>9947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float" office:value="43128" calcext:value-type="float">
            <text:p>43128</text:p>
          </table:table-cell>
          <table:table-cell office:value-type="float" office:value="10782" calcext:value-type="float">
            <text:p>10782</text:p>
          </table:table-cell>
          <table:table-cell office:value-type="float" office:value="12247" calcext:value-type="float">
            <text:p>12247</text:p>
          </table:table-cell>
          <table:table-cell office:value-type="float" office:value="29950" calcext:value-type="float">
            <text:p>29950</text:p>
          </table:table-cell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office:value-type="float" office:value="50328" calcext:value-type="float">
            <text:p>50328</text:p>
          </table:table-cell>
          <table:table-cell office:value-type="float" office:value="12882" calcext:value-type="float">
            <text:p>12882</text:p>
          </table:table-cell>
          <table:table-cell office:value-type="float" office:value="13473" calcext:value-type="float">
            <text:p>13473</text:p>
          </table:table-cell>
          <table:table-cell office:value-type="float" office:value="34950" calcext:value-type="float">
            <text:p>34950</text:p>
          </table:table-cell>
        </table:table-row>
        <table:table-row table:style-name="ro1">
          <table:table-cell/>
          <table:table-cell office:value-type="float" office:value="7599" calcext:value-type="float">
            <text:p>7599</text:p>
          </table:table-cell>
          <table:table-cell office:value-type="float" office:value="57528" calcext:value-type="float">
            <text:p>57528</text:p>
          </table:table-cell>
          <table:table-cell office:value-type="float" office:value="15182" calcext:value-type="float">
            <text:p>15182</text:p>
          </table:table-cell>
          <table:table-cell office:value-type="float" office:value="13973" calcext:value-type="float">
            <text:p>13973</text:p>
          </table:table-cell>
          <table:table-cell office:value-type="float" office:value="39950" calcext:value-type="float">
            <text:p>39950</text:p>
          </table:table-cell>
        </table:table-row>
        <table:table-row table:style-name="ro1">
          <table:table-cell/>
          <table:table-cell office:value-type="float" office:value="9399" calcext:value-type="float">
            <text:p>9399</text:p>
          </table:table-cell>
          <table:table-cell office:value-type="float" office:value="64728" calcext:value-type="float">
            <text:p>64728</text:p>
          </table:table-cell>
          <table:table-cell office:value-type="float" office:value="17482" calcext:value-type="float">
            <text:p>17482</text:p>
          </table:table-cell>
          <table:table-cell office:value-type="float" office:value="14473" calcext:value-type="float">
            <text:p>14473</text:p>
          </table:table-cell>
          <table:table-cell office:value-type="float" office:value="44950" calcext:value-type="float">
            <text:p>44950</text:p>
          </table:table-cell>
        </table:table-row>
        <table:table-row table:style-name="ro1">
          <table:table-cell/>
          <table:table-cell office:value-type="float" office:value="11199" calcext:value-type="float">
            <text:p>11199</text:p>
          </table:table-cell>
          <table:table-cell office:value-type="float" office:value="71928" calcext:value-type="float">
            <text:p>71928</text:p>
          </table:table-cell>
          <table:table-cell office:value-type="float" office:value="19782" calcext:value-type="float">
            <text:p>19782</text:p>
          </table:table-cell>
          <table:table-cell office:value-type="float" office:value="14973" calcext:value-type="float">
            <text:p>14973</text:p>
          </table:table-cell>
          <table:table-cell office:value-type="float" office:value="49950" calcext:value-type="float">
            <text:p>49950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3798.5" calcext:value-type="float">
            <text:p>3798.5</text:p>
          </table:table-cell>
          <table:table-cell office:value-type="float" office:value="11557.4" calcext:value-type="float">
            <text:p>11557.4</text:p>
          </table:table-cell>
          <table:table-cell office:value-type="float" office:value="3199.19" calcext:value-type="float">
            <text:p>3199.19</text:p>
          </table:table-cell>
          <table:table-cell office:value-type="float" office:value="3674.2" calcext:value-type="float">
            <text:p>3674.2</text:p>
          </table:table-cell>
          <table:table-cell office:value-type="float" office:value="8055.29" calcext:value-type="float">
            <text:p>8055.29</text:p>
          </table:table-cell>
        </table:table-row>
        <table:table-row table:style-name="ro1">
          <table:table-cell/>
          <table:table-cell office:value-type="float" office:value="5688.65" calcext:value-type="float">
            <text:p>5688.65</text:p>
          </table:table-cell>
          <table:table-cell office:value-type="float" office:value="14186" calcext:value-type="float">
            <text:p>14186</text:p>
          </table:table-cell>
          <table:table-cell office:value-type="float" office:value="5397.19" calcext:value-type="float">
            <text:p>5397.19</text:p>
          </table:table-cell>
          <table:table-cell office:value-type="float" office:value="6050.93" calcext:value-type="float">
            <text:p>6050.93</text:p>
          </table:table-cell>
          <table:table-cell office:value-type="float" office:value="9573.13" calcext:value-type="float">
            <text:p>9573.13</text:p>
          </table:table-cell>
        </table:table-row>
        <table:table-row table:style-name="ro1">
          <table:table-cell/>
          <table:table-cell office:value-type="float" office:value="6999.23" calcext:value-type="float">
            <text:p>6999.23</text:p>
          </table:table-cell>
          <table:table-cell office:value-type="float" office:value="16415.3" calcext:value-type="float">
            <text:p>16415.3</text:p>
          </table:table-cell>
          <table:table-cell office:value-type="float" office:value="7002.16" calcext:value-type="float">
            <text:p>7002.16</text:p>
          </table:table-cell>
          <table:table-cell office:value-type="float" office:value="7159.02" calcext:value-type="float">
            <text:p>7159.02</text:p>
          </table:table-cell>
          <table:table-cell office:value-type="float" office:value="11357.8" calcext:value-type="float">
            <text:p>11357.8</text:p>
          </table:table-cell>
        </table:table-row>
        <table:table-row table:style-name="ro1">
          <table:table-cell/>
          <table:table-cell office:value-type="float" office:value="8406.07" calcext:value-type="float">
            <text:p>8406.07</text:p>
          </table:table-cell>
          <table:table-cell office:value-type="float" office:value="17910.6" calcext:value-type="float">
            <text:p>17910.6</text:p>
          </table:table-cell>
          <table:table-cell office:value-type="float" office:value="8527.05" calcext:value-type="float">
            <text:p>8527.05</text:p>
          </table:table-cell>
          <table:table-cell office:value-type="float" office:value="7901.99" calcext:value-type="float">
            <text:p>7901.99</text:p>
          </table:table-cell>
          <table:table-cell office:value-type="float" office:value="12244.4" calcext:value-type="float">
            <text:p>12244.4</text:p>
          </table:table-cell>
        </table:table-row>
        <table:table-row table:style-name="ro1">
          <table:table-cell/>
          <table:table-cell office:value-type="float" office:value="9523.72" calcext:value-type="float">
            <text:p>9523.72</text:p>
          </table:table-cell>
          <table:table-cell office:value-type="float" office:value="18522.2" calcext:value-type="float">
            <text:p>18522.2</text:p>
          </table:table-cell>
          <table:table-cell office:value-type="float" office:value="9654.52" calcext:value-type="float">
            <text:p>9654.52</text:p>
          </table:table-cell>
          <table:table-cell office:value-type="float" office:value="8397.3" calcext:value-type="float">
            <text:p>8397.3</text:p>
          </table:table-cell>
          <table:table-cell office:value-type="float" office:value="13405.4" calcext:value-type="float">
            <text:p>13405.4</text:p>
          </table:table-cell>
        </table:table-row>
        <table:table-row table:style-name="ro1">
          <table:table-cell/>
          <table:table-cell office:value-type="float" office:value="10389.2" calcext:value-type="float">
            <text:p>10389.2</text:p>
          </table:table-cell>
          <table:table-cell office:value-type="float" office:value="18960" calcext:value-type="float">
            <text:p>18960</text:p>
          </table:table-cell>
          <table:table-cell office:value-type="float" office:value="10503" calcext:value-type="float">
            <text:p>10503</text:p>
          </table:table-cell>
          <table:table-cell office:value-type="float" office:value="8670.1" calcext:value-type="float">
            <text:p>8670.1</text:p>
          </table:table-cell>
          <table:table-cell office:value-type="float" office:value="14313.3" calcext:value-type="float">
            <text:p>14313.3</text:p>
          </table:table-cell>
        </table:table-row>
        <table:table-row table:style-name="ro1">
          <table:table-cell/>
          <table:table-cell office:value-type="float" office:value="11043.9" calcext:value-type="float">
            <text:p>11043.9</text:p>
          </table:table-cell>
          <table:table-cell office:value-type="float" office:value="19264.9" calcext:value-type="float">
            <text:p>19264.9</text:p>
          </table:table-cell>
          <table:table-cell office:value-type="float" office:value="11117.3" calcext:value-type="float">
            <text:p>11117.3</text:p>
          </table:table-cell>
          <table:table-cell office:value-type="float" office:value="8825.85" calcext:value-type="float">
            <text:p>8825.85</text:p>
          </table:table-cell>
          <table:table-cell office:value-type="float" office:value="15020.4" calcext:value-type="float">
            <text:p>15020.4</text:p>
          </table:table-cell>
        </table:table-row>
        <table:table-row table:style-name="ro1">
          <table:table-cell/>
          <table:table-cell office:value-type="float" office:value="11522.6" calcext:value-type="float">
            <text:p>11522.6</text:p>
          </table:table-cell>
          <table:table-cell office:value-type="float" office:value="19473.6" calcext:value-type="float">
            <text:p>19473.6</text:p>
          </table:table-cell>
          <table:table-cell office:value-type="float" office:value="11538.5" calcext:value-type="float">
            <text:p>11538.5</text:p>
          </table:table-cell>
          <table:table-cell office:value-type="float" office:value="8929.69" calcext:value-type="float">
            <text:p>8929.69</text:p>
          </table:table-cell>
          <table:table-cell office:value-type="float" office:value="15567.4" calcext:value-type="float">
            <text:p>15567.4</text:p>
          </table:table-cell>
        </table:table-row>
        <table:table-row table:style-name="ro1">
          <table:table-cell/>
          <table:table-cell office:value-type="float" office:value="11866.5" calcext:value-type="float">
            <text:p>11866.5</text:p>
          </table:table-cell>
          <table:table-cell office:value-type="float" office:value="19612.7" calcext:value-type="float">
            <text:p>19612.7</text:p>
          </table:table-cell>
          <table:table-cell office:value-type="float" office:value="11819.2" calcext:value-type="float">
            <text:p>11819.2</text:p>
          </table:table-cell>
          <table:table-cell office:value-type="float" office:value="8998.92" calcext:value-type="float">
            <text:p>8998.92</text:p>
          </table:table-cell>
          <table:table-cell office:value-type="float" office:value="15993.7" calcext:value-type="float">
            <text:p>15993.7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10997.4" calcext:value-type="float">
            <text:p>10997.4</text:p>
          </table:table-cell>
          <table:table-cell office:value-type="float" office:value="2982" calcext:value-type="float">
            <text:p>2982</text:p>
          </table:table-cell>
          <table:table-cell office:value-type="float" office:value="3216.33" calcext:value-type="float">
            <text:p>3216.33</text:p>
          </table:table-cell>
          <table:table-cell office:value-type="float" office:value="9083.33" calcext:value-type="float">
            <text:p>9083.33</text:p>
          </table:table-cell>
        </table:table-row>
        <table:table-row table:style-name="ro1">
          <table:table-cell/>
          <table:table-cell office:value-type="float" office:value="2971.67" calcext:value-type="float">
            <text:p>2971.67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4359.78" calcext:value-type="float">
            <text:p>4359.78</text:p>
          </table:table-cell>
          <table:table-cell office:value-type="float" office:value="4622.56" calcext:value-type="float">
            <text:p>4622.56</text:p>
          </table:table-cell>
          <table:table-cell office:value-type="float" office:value="12194.4" calcext:value-type="float">
            <text:p>12194.4</text:p>
          </table:table-cell>
        </table:table-row>
        <table:table-row table:style-name="ro1">
          <table:table-cell/>
          <table:table-cell office:value-type="float" office:value="3327.22" calcext:value-type="float">
            <text:p>3327.22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5278.3" calcext:value-type="float">
            <text:p>5278.3</text:p>
          </table:table-cell>
          <table:table-cell office:value-type="float" office:value="5784.04" calcext:value-type="float">
            <text:p>5784.04</text:p>
          </table:table-cell>
          <table:table-cell office:value-type="float" office:value="14268.5" calcext:value-type="float">
            <text:p>14268.5</text:p>
          </table:table-cell>
        </table:table-row>
        <table:table-row table:style-name="ro1">
          <table:table-cell/>
          <table:table-cell office:value-type="float" office:value="3477.15" calcext:value-type="float">
            <text:p>3477.15</text:p>
          </table:table-cell>
          <table:table-cell office:value-type="float" office:value="14070.2" calcext:value-type="float">
            <text:p>14070.2</text:p>
          </table:table-cell>
          <table:table-cell office:value-type="float" office:value="5890.64" calcext:value-type="float">
            <text:p>5890.64</text:p>
          </table:table-cell>
          <table:table-cell office:value-type="float" office:value="6475.4" calcext:value-type="float">
            <text:p>6475.4</text:p>
          </table:table-cell>
          <table:table-cell office:value-type="float" office:value="15738.3" calcext:value-type="float">
            <text:p>15738.3</text:p>
          </table:table-cell>
        </table:table-row>
        <table:table-row table:style-name="ro1">
          <table:table-cell/>
          <table:table-cell office:value-type="float" office:value="3542.99" calcext:value-type="float">
            <text:p>3542.99</text:p>
          </table:table-cell>
          <table:table-cell office:value-type="float" office:value="14522" calcext:value-type="float">
            <text:p>14522</text:p>
          </table:table-cell>
          <table:table-cell office:value-type="float" office:value="6298.87" calcext:value-type="float">
            <text:p>6298.87</text:p>
          </table:table-cell>
          <table:table-cell office:value-type="float" office:value="6936.3" calcext:value-type="float">
            <text:p>6936.3</text:p>
          </table:table-cell>
          <table:table-cell office:value-type="float" office:value="16752.3" calcext:value-type="float">
            <text:p>16752.3</text:p>
          </table:table-cell>
        </table:table-row>
        <table:table-row table:style-name="ro1">
          <table:table-cell/>
          <table:table-cell office:value-type="float" office:value="3692.33" calcext:value-type="float">
            <text:p>3692.33</text:p>
          </table:table-cell>
          <table:table-cell office:value-type="float" office:value="14823.2" calcext:value-type="float">
            <text:p>14823.2</text:p>
          </table:table-cell>
          <table:table-cell office:value-type="float" office:value="6640.21" calcext:value-type="float">
            <text:p>6640.21</text:p>
          </table:table-cell>
          <table:table-cell office:value-type="float" office:value="7149.28" calcext:value-type="float">
            <text:p>7149.28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/>
          <table:table-cell office:value-type="float" office:value="3838.64" calcext:value-type="float">
            <text:p>3838.64</text:p>
          </table:table-cell>
          <table:table-cell office:value-type="float" office:value="15024" calcext:value-type="float">
            <text:p>15024</text:p>
          </table:table-cell>
          <table:table-cell office:value-type="float" office:value="6897.73" calcext:value-type="float">
            <text:p>6897.73</text:p>
          </table:table-cell>
          <table:table-cell office:value-type="float" office:value="7248.78" calcext:value-type="float">
            <text:p>7248.78</text:p>
          </table:table-cell>
          <table:table-cell office:value-type="float" office:value="17710.9" calcext:value-type="float">
            <text:p>17710.9</text:p>
          </table:table-cell>
        </table:table-row>
        <table:table-row table:style-name="ro1">
          <table:table-cell/>
          <table:table-cell office:value-type="float" office:value="3936.19" calcext:value-type="float">
            <text:p>3936.19</text:p>
          </table:table-cell>
          <table:table-cell office:value-type="float" office:value="15157.9" calcext:value-type="float">
            <text:p>15157.9</text:p>
          </table:table-cell>
          <table:table-cell office:value-type="float" office:value="7069.41" calcext:value-type="float">
            <text:p>7069.41</text:p>
          </table:table-cell>
          <table:table-cell office:value-type="float" office:value="7315.11" calcext:value-type="float">
            <text:p>7315.11</text:p>
          </table:table-cell>
          <table:table-cell office:value-type="float" office:value="17952.8" calcext:value-type="float">
            <text:p>17952.8</text:p>
          </table:table-cell>
        </table:table-row>
        <table:table-row table:style-name="ro1">
          <table:table-cell/>
          <table:table-cell office:value-type="float" office:value="4001.22" calcext:value-type="float">
            <text:p>4001.22</text:p>
          </table:table-cell>
          <table:table-cell office:value-type="float" office:value="15247.1" calcext:value-type="float">
            <text:p>15247.1</text:p>
          </table:table-cell>
          <table:table-cell office:value-type="float" office:value="7183.86" calcext:value-type="float">
            <text:p>7183.86</text:p>
          </table:table-cell>
          <table:table-cell office:value-type="float" office:value="7359.33" calcext:value-type="float">
            <text:p>7359.33</text:p>
          </table:table-cell>
          <table:table-cell office:value-type="float" office:value="18114.1" calcext:value-type="float">
            <text:p>18114.1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Previo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5553" calcext:value-type="float">
            <text:p>0.875553</text:p>
          </table:table-cell>
          <table:table-cell office:value-type="float" office:value="0.764163" calcext:value-type="float">
            <text:p>0.764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7933" calcext:value-type="float">
            <text:p>0.967933</text:p>
          </table:table-cell>
          <table:table-cell office:value-type="float" office:value="0.802026" calcext:value-type="float">
            <text:p>0.802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756" calcext:value-type="float">
            <text:p>0.944756</text:p>
          </table:table-cell>
          <table:table-cell office:value-type="float" office:value="0.787195" calcext:value-type="float">
            <text:p>0.787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203" calcext:value-type="float">
            <text:p>0.931203</text:p>
          </table:table-cell>
          <table:table-cell office:value-type="float" office:value="0.742091" calcext:value-type="float">
            <text:p>0.742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7721" calcext:value-type="float">
            <text:p>0.907721</text:p>
          </table:table-cell>
          <table:table-cell office:value-type="float" office:value="0.713454" calcext:value-type="float">
            <text:p>0.713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7813" calcext:value-type="float">
            <text:p>0.867813</text:p>
          </table:table-cell>
          <table:table-cell office:value-type="float" office:value="0.813599" calcext:value-type="float">
            <text:p>0.81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4423" calcext:value-type="float">
            <text:p>0.834423</text:p>
          </table:table-cell>
          <table:table-cell office:value-type="float" office:value="0.844522" calcext:value-type="float">
            <text:p>0.844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517" calcext:value-type="float">
            <text:p>0.814517</text:p>
          </table:table-cell>
          <table:table-cell office:value-type="float" office:value="0.844522" calcext:value-type="float">
            <text:p>0.844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101" calcext:value-type="float">
            <text:p>0.787101</text:p>
          </table:table-cell>
          <table:table-cell office:value-type="float" office:value="0.844522" calcext:value-type="float">
            <text:p>0.8445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3:28:57.402626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8T23:37:47.678802409</dc:date>
    <meta:editing-duration>PT3H41M12S</meta:editing-duration>
    <meta:editing-cycles>5</meta:editing-cycles>
    <meta:generator>LibreOffice/5.0.2.2$Linux_X86_64 LibreOffice_project/00m0$Build-2</meta:generator>
    <meta:document-statistic meta:table-count="1" meta:cell-count="1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9">
                <text:p>2189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3383">
                <text:p>3383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5">
                <text:p>3025</text:p>
              </table:table-cell>
              <table:table-cell office:value-type="float" office:value="21528">
                <text:p>21528</text:p>
              </table:table-cell>
              <table:table-cell office:value-type="float" office:value="5382">
                <text:p>5382</text:p>
              </table:table-cell>
              <table:table-cell office:value-type="float" office:value="5347">
                <text:p>5347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5">
                <text:p>3525</text:p>
              </table:table-cell>
              <table:table-cell office:value-type="float" office:value="28728">
                <text:p>28728</text:p>
              </table:table-cell>
              <table:table-cell office:value-type="float" office:value="7182">
                <text:p>7182</text:p>
              </table:table-cell>
              <table:table-cell office:value-type="float" office:value="7647">
                <text:p>7647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5">
                <text:p>4025</text:p>
              </table:table-cell>
              <table:table-cell office:value-type="float" office:value="35928">
                <text:p>35928</text:p>
              </table:table-cell>
              <table:table-cell office:value-type="float" office:value="8982">
                <text:p>8982</text:p>
              </table:table-cell>
              <table:table-cell office:value-type="float" office:value="9947">
                <text:p>9947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5">
                <text:p>4525</text:p>
              </table:table-cell>
              <table:table-cell office:value-type="float" office:value="43128">
                <text:p>43128</text:p>
              </table:table-cell>
              <table:table-cell office:value-type="float" office:value="10782">
                <text:p>10782</text:p>
              </table:table-cell>
              <table:table-cell office:value-type="float" office:value="12247">
                <text:p>12247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99">
                <text:p>5799</text:p>
              </table:table-cell>
              <table:table-cell office:value-type="float" office:value="50328">
                <text:p>50328</text:p>
              </table:table-cell>
              <table:table-cell office:value-type="float" office:value="12882">
                <text:p>12882</text:p>
              </table:table-cell>
              <table:table-cell office:value-type="float" office:value="13473">
                <text:p>13473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99">
                <text:p>7599</text:p>
              </table:table-cell>
              <table:table-cell office:value-type="float" office:value="57528">
                <text:p>57528</text:p>
              </table:table-cell>
              <table:table-cell office:value-type="float" office:value="15182">
                <text:p>15182</text:p>
              </table:table-cell>
              <table:table-cell office:value-type="float" office:value="13973">
                <text:p>13973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99">
                <text:p>9399</text:p>
              </table:table-cell>
              <table:table-cell office:value-type="float" office:value="64728">
                <text:p>64728</text:p>
              </table:table-cell>
              <table:table-cell office:value-type="float" office:value="17482">
                <text:p>17482</text:p>
              </table:table-cell>
              <table:table-cell office:value-type="float" office:value="14473">
                <text:p>14473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99">
                <text:p>11199</text:p>
              </table:table-cell>
              <table:table-cell office:value-type="float" office:value="71928">
                <text:p>71928</text:p>
              </table:table-cell>
              <table:table-cell office:value-type="float" office:value="19782">
                <text:p>19782</text:p>
              </table:table-cell>
              <table:table-cell office:value-type="float" office:value="14973">
                <text:p>14973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1683">
                <text:p>1683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10997.4">
                <text:p>10997.4</text:p>
              </table:table-cell>
              <table:table-cell office:value-type="float" office:value="2982">
                <text:p>2982</text:p>
              </table:table-cell>
              <table:table-cell office:value-type="float" office:value="3216.33">
                <text:p>3216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.67">
                <text:p>2971.67</text:p>
              </table:table-cell>
              <table:table-cell office:value-type="float" office:value="12496.8">
                <text:p>12496.8</text:p>
              </table:table-cell>
              <table:table-cell office:value-type="float" office:value="4359.78">
                <text:p>4359.78</text:p>
              </table:table-cell>
              <table:table-cell office:value-type="float" office:value="4622.56">
                <text:p>4622.56</text:p>
              </table:table-cell>
              <table:table-cell office:value-type="float" office:value="12194.4">
                <text:p>12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7.22">
                <text:p>3327.22</text:p>
              </table:table-cell>
              <table:table-cell office:value-type="float" office:value="13392.4">
                <text:p>13392.4</text:p>
              </table:table-cell>
              <table:table-cell office:value-type="float" office:value="5278.3">
                <text:p>5278.3</text:p>
              </table:table-cell>
              <table:table-cell office:value-type="float" office:value="5784.04">
                <text:p>5784.04</text:p>
              </table:table-cell>
              <table:table-cell office:value-type="float" office:value="14268.5">
                <text:p>142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7.15">
                <text:p>3477.15</text:p>
              </table:table-cell>
              <table:table-cell office:value-type="float" office:value="14070.2">
                <text:p>14070.2</text:p>
              </table:table-cell>
              <table:table-cell office:value-type="float" office:value="5890.64">
                <text:p>5890.64</text:p>
              </table:table-cell>
              <table:table-cell office:value-type="float" office:value="6475.4">
                <text:p>6475.4</text:p>
              </table:table-cell>
              <table:table-cell office:value-type="float" office:value="15738.3">
                <text:p>1573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2.99">
                <text:p>3542.99</text:p>
              </table:table-cell>
              <table:table-cell office:value-type="float" office:value="14522">
                <text:p>14522</text:p>
              </table:table-cell>
              <table:table-cell office:value-type="float" office:value="6298.87">
                <text:p>6298.87</text:p>
              </table:table-cell>
              <table:table-cell office:value-type="float" office:value="6936.3">
                <text:p>6936.3</text:p>
              </table:table-cell>
              <table:table-cell office:value-type="float" office:value="16752.3">
                <text:p>167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2.33">
                <text:p>3692.33</text:p>
              </table:table-cell>
              <table:table-cell office:value-type="float" office:value="14823.2">
                <text:p>14823.2</text:p>
              </table:table-cell>
              <table:table-cell office:value-type="float" office:value="6640.21">
                <text:p>6640.21</text:p>
              </table:table-cell>
              <table:table-cell office:value-type="float" office:value="7149.28">
                <text:p>7149.28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8.64">
                <text:p>3838.64</text:p>
              </table:table-cell>
              <table:table-cell office:value-type="float" office:value="15024">
                <text:p>15024</text:p>
              </table:table-cell>
              <table:table-cell office:value-type="float" office:value="6897.73">
                <text:p>6897.73</text:p>
              </table:table-cell>
              <table:table-cell office:value-type="float" office:value="7248.78">
                <text:p>7248.78</text:p>
              </table:table-cell>
              <table:table-cell office:value-type="float" office:value="17710.9">
                <text:p>177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19">
                <text:p>3936.19</text:p>
              </table:table-cell>
              <table:table-cell office:value-type="float" office:value="15157.9">
                <text:p>15157.9</text:p>
              </table:table-cell>
              <table:table-cell office:value-type="float" office:value="7069.41">
                <text:p>7069.41</text:p>
              </table:table-cell>
              <table:table-cell office:value-type="float" office:value="7315.11">
                <text:p>7315.11</text:p>
              </table:table-cell>
              <table:table-cell office:value-type="float" office:value="17952.8">
                <text:p>179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1.22">
                <text:p>4001.22</text:p>
              </table:table-cell>
              <table:table-cell office:value-type="float" office:value="15247.1">
                <text:p>15247.1</text:p>
              </table:table-cell>
              <table:table-cell office:value-type="float" office:value="7183.86">
                <text:p>7183.86</text:p>
              </table:table-cell>
              <table:table-cell office:value-type="float" office:value="7359.33">
                <text:p>7359.33</text:p>
              </table:table-cell>
              <table:table-cell office:value-type="float" office:value="18114.1">
                <text:p>18114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3.305cm" svg:y="3.955cm" style:legend-expansion="high" chart:style-name="ch4"/>
        <chart:plot-area chart:style-name="ch5" table:cell-range-address="Sheet1.B72:Sheet1.C82" chart:data-source-has-labels="row" svg:x="0.319cm" svg:y="2.19cm" svg:width="12.667cm" svg:height="5.655cm">
          <chartooo:coordinate-region svg:x="1.046cm" svg:y="2.39cm" svg:width="11.754cm" svg:height="4.808cm"/>
          <chart:axis chart:dimension="x" chart:name="primary-x" chart:style-name="ch6">
            <chart:title svg:x="5.431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73:Sheet1.B82" chart:label-cell-address="Sheet1.B72:Sheet1.B72" chart:class="chart:line">
            <chart:data-point chart:repeated="10"/>
          </chart:series>
          <chart:series chart:style-name="ch10" chart:values-cell-range-address="Sheet1.C73:Sheet1.C82" chart:label-cell-address="Sheet1.C72:Sheet1.C7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B72:Sheet1.B72</svg:desc>
                </draw:g>
              </table:table-cell>
              <table:table-cell office:value-type="string">
                <text:p>Previous</text:p>
                <draw:g>
                  <svg:desc>Sheet1.C72:Sheet1.C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73:Sheet1.B82</svg:desc>
                </draw:g>
              </table:table-cell>
              <table:table-cell office:value-type="float" office:value="0.670563">
                <text:p>0.670563</text:p>
                <draw:g>
                  <svg:desc>Sheet1.C73:Sheet1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53">
                <text:p>0.875553</text:p>
              </table:table-cell>
              <table:table-cell office:value-type="float" office:value="0.764163">
                <text:p>0.764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933">
                <text:p>0.967933</text:p>
              </table:table-cell>
              <table:table-cell office:value-type="float" office:value="0.802026">
                <text:p>0.80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756">
                <text:p>0.944756</text:p>
              </table:table-cell>
              <table:table-cell office:value-type="float" office:value="0.787195">
                <text:p>0.787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1203">
                <text:p>0.931203</text:p>
              </table:table-cell>
              <table:table-cell office:value-type="float" office:value="0.742091">
                <text:p>0.742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7721">
                <text:p>0.907721</text:p>
              </table:table-cell>
              <table:table-cell office:value-type="float" office:value="0.713454">
                <text:p>0.713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813">
                <text:p>0.867813</text:p>
              </table:table-cell>
              <table:table-cell office:value-type="float" office:value="0.813599">
                <text:p>0.813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4423">
                <text:p>0.834423</text:p>
              </table:table-cell>
              <table:table-cell office:value-type="float" office:value="0.844522">
                <text:p>0.844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4517">
                <text:p>0.814517</text:p>
              </table:table-cell>
              <table:table-cell office:value-type="float" office:value="0.844522">
                <text:p>0.844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7101">
                <text:p>0.787101</text:p>
              </table:table-cell>
              <table:table-cell office:value-type="float" office:value="0.844522">
                <text:p>0.844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29:Sheet1.F39" chart:data-source-has-labels="row" svg:x="0.319cm" svg:y="0.18cm" svg:width="13.626cm" svg:height="8.645cm">
          <chartooo:coordinate-region svg:x="1.496cm" svg:y="0.38cm" svg:width="12.44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1683">
                <text:p>1683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98.5">
                <text:p>3798.5</text:p>
              </table:table-cell>
              <table:table-cell office:value-type="float" office:value="11557.4">
                <text:p>11557.4</text:p>
              </table:table-cell>
              <table:table-cell office:value-type="float" office:value="3199.19">
                <text:p>3199.19</text:p>
              </table:table-cell>
              <table:table-cell office:value-type="float" office:value="3674.2">
                <text:p>3674.2</text:p>
              </table:table-cell>
              <table:table-cell office:value-type="float" office:value="8055.29">
                <text:p>8055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88.65">
                <text:p>5688.65</text:p>
              </table:table-cell>
              <table:table-cell office:value-type="float" office:value="14186">
                <text:p>14186</text:p>
              </table:table-cell>
              <table:table-cell office:value-type="float" office:value="5397.19">
                <text:p>5397.19</text:p>
              </table:table-cell>
              <table:table-cell office:value-type="float" office:value="6050.93">
                <text:p>6050.93</text:p>
              </table:table-cell>
              <table:table-cell office:value-type="float" office:value="9573.13">
                <text:p>9573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9.23">
                <text:p>6999.23</text:p>
              </table:table-cell>
              <table:table-cell office:value-type="float" office:value="16415.3">
                <text:p>16415.3</text:p>
              </table:table-cell>
              <table:table-cell office:value-type="float" office:value="7002.16">
                <text:p>7002.16</text:p>
              </table:table-cell>
              <table:table-cell office:value-type="float" office:value="7159.02">
                <text:p>7159.02</text:p>
              </table:table-cell>
              <table:table-cell office:value-type="float" office:value="11357.8">
                <text:p>1135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06.07">
                <text:p>8406.07</text:p>
              </table:table-cell>
              <table:table-cell office:value-type="float" office:value="17910.6">
                <text:p>17910.6</text:p>
              </table:table-cell>
              <table:table-cell office:value-type="float" office:value="8527.05">
                <text:p>8527.05</text:p>
              </table:table-cell>
              <table:table-cell office:value-type="float" office:value="7901.99">
                <text:p>7901.99</text:p>
              </table:table-cell>
              <table:table-cell office:value-type="float" office:value="12244.4">
                <text:p>122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23.72">
                <text:p>9523.72</text:p>
              </table:table-cell>
              <table:table-cell office:value-type="float" office:value="18522.2">
                <text:p>18522.2</text:p>
              </table:table-cell>
              <table:table-cell office:value-type="float" office:value="9654.52">
                <text:p>9654.52</text:p>
              </table:table-cell>
              <table:table-cell office:value-type="float" office:value="8397.3">
                <text:p>8397.3</text:p>
              </table:table-cell>
              <table:table-cell office:value-type="float" office:value="13405.4">
                <text:p>1340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89.2">
                <text:p>10389.2</text:p>
              </table:table-cell>
              <table:table-cell office:value-type="float" office:value="18960">
                <text:p>18960</text:p>
              </table:table-cell>
              <table:table-cell office:value-type="float" office:value="10503">
                <text:p>10503</text:p>
              </table:table-cell>
              <table:table-cell office:value-type="float" office:value="8670.1">
                <text:p>8670.1</text:p>
              </table:table-cell>
              <table:table-cell office:value-type="float" office:value="14313.3">
                <text:p>1431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43.9">
                <text:p>11043.9</text:p>
              </table:table-cell>
              <table:table-cell office:value-type="float" office:value="19264.9">
                <text:p>19264.9</text:p>
              </table:table-cell>
              <table:table-cell office:value-type="float" office:value="11117.3">
                <text:p>11117.3</text:p>
              </table:table-cell>
              <table:table-cell office:value-type="float" office:value="8825.85">
                <text:p>8825.85</text:p>
              </table:table-cell>
              <table:table-cell office:value-type="float" office:value="15020.4">
                <text:p>1502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22.6">
                <text:p>11522.6</text:p>
              </table:table-cell>
              <table:table-cell office:value-type="float" office:value="19473.6">
                <text:p>19473.6</text:p>
              </table:table-cell>
              <table:table-cell office:value-type="float" office:value="11538.5">
                <text:p>11538.5</text:p>
              </table:table-cell>
              <table:table-cell office:value-type="float" office:value="8929.69">
                <text:p>8929.69</text:p>
              </table:table-cell>
              <table:table-cell office:value-type="float" office:value="15567.4">
                <text:p>1556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66.5">
                <text:p>11866.5</text:p>
              </table:table-cell>
              <table:table-cell office:value-type="float" office:value="19612.7">
                <text:p>19612.7</text:p>
              </table:table-cell>
              <table:table-cell office:value-type="float" office:value="11819.2">
                <text:p>11819.2</text:p>
              </table:table-cell>
              <table:table-cell office:value-type="float" office:value="8998.92">
                <text:p>8998.92</text:p>
              </table:table-cell>
              <table:table-cell office:value-type="float" office:value="15993.7">
                <text:p>1599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